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25pt"/>
    </style:style>
    <style:style style:name="co2" style:family="table-column">
      <style:table-column-properties fo:break-before="auto" style:column-width="26.76pt"/>
    </style:style>
    <style:style style:name="co3" style:family="table-column">
      <style:table-column-properties fo:break-before="auto" style:column-width="21pt"/>
    </style:style>
    <style:style style:name="co4" style:family="table-column">
      <style:table-column-properties fo:break-before="auto" style:column-width="35.4pt"/>
    </style:style>
    <style:style style:name="co5" style:family="table-column">
      <style:table-column-properties fo:break-before="auto" style:column-width="46.91pt"/>
    </style:style>
    <style:style style:name="co6" style:family="table-column">
      <style:table-column-properties fo:break-before="auto" style:column-width="41.16pt"/>
    </style:style>
    <style:style style:name="co7" style:family="table-column">
      <style:table-column-properties fo:break-before="auto" style:column-width="70.7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8.66pt"/>
    </style:style>
    <style:style style:name="co10" style:family="table-column">
      <style:table-column-properties fo:break-before="auto" style:column-width="157.04pt"/>
    </style:style>
    <style:style style:name="co11" style:family="table-column">
      <style:table-column-properties fo:break-before="auto" style:column-width="125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_modern_PIC" table:style-name="ta1">
        <table:shapes>
          <draw:frame draw:z-index="0" draw:style-name="gr1" draw:text-style-name="P1" svg:width="453.51pt" svg:height="255.09pt" svg:x="73.79pt" svg:y="246.05pt">
            <draw:object draw:notify-on-update-of-ranges="tab_modern_PIC.A2:tab_modern_PIC.A18 tab_modern_PIC.T2:tab_modern_PIC.T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12.68pt" svg:y="267.9pt">
            <draw:object draw:notify-on-update-of-ranges="tab_modern_PIC.A2:tab_modern_PIC.A18 tab_modern_PIC.O2:tab_modern_PIC.O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395.41pt" svg:y="105.22pt">
            <draw:object draw:notify-on-update-of-ranges="tab_modern_PIC.V9:tab_modern_PIC.V9 tab_modern_PIC.V14:tab_modern_PIC.V14 tab_modern_PIC.V16:tab_modern_PIC.V16 tab_modern_PIC.V18:tab_modern_PIC.V18 tab_modern_PIC.Y9:tab_modern_PIC.Y9 tab_modern_PIC.Y14:tab_modern_PIC.Y14 tab_modern_PIC.Y16:tab_modern_PIC.Y16 tab_modern_PIC.Y18:tab_modern_PIC.Y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86.89pt" svg:height="474.49pt" svg:x="1436.6pt" svg:y="379.93pt">
            <draw:object draw:notify-on-update-of-ranges="tab_modern_PIC.V9:tab_modern_PIC.V9 tab_modern_PIC.V14:tab_modern_PIC.V14 tab_modern_PIC.V16:tab_modern_PIC.V16 tab_modern_PIC.V18:tab_modern_PIC.V18 tab_modern_PIC.W9:tab_modern_PIC.W9 tab_modern_PIC.W14:tab_modern_PIC.W14 tab_modern_PIC.W16:tab_modern_PIC.W16 tab_modern_PIC.W18:tab_modern_PIC.W1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173.51pt" svg:y="15.62pt">
            <draw:object draw:notify-on-update-of-ranges="tab_modern_PIC.AA2:tab_modern_PIC.AA3 tab_modern_PIC.AB2:tab_modern_PIC.AB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number-columns-repeated="3" table:default-cell-style-name="Default"/>
        <table:table-row table:style-name="ro1">
          <table:table-cell table:number-columns-repeated="10"/>
          <table:table-cell table:style-name="ce1" office:value-type="string" calcext:value-type="string">
            <text:p>Число частиц</text:p>
          </table:table-cell>
          <table:table-cell table:style-name="ce3" office:value-type="string" calcext:value-type="string">
            <text:p>на ядро</text:p>
          </table:table-cell>
          <table:table-cell table:style-name="ce3" office:value-type="string" calcext:value-type="string">
            <text:p>флопсы на ядро</text:p>
          </table:table-cell>
          <table:table-cell/>
          <table:table-cell office:value-type="string" calcext:value-type="string">
            <text:p>флопсы на процессор</text:p>
          </table:table-cell>
          <table:table-cell office:value-type="string" calcext:value-type="string">
            <text:p>W_PIC</text:p>
          </table:table-cell>
          <table:table-cell/>
          <table:table-cell office:value-type="string" calcext:value-type="string">
            <text:p>W_A</text:p>
          </table:table-cell>
          <table:table-cell/>
          <table:table-cell office:value-type="string" calcext:value-type="string">
            <text:p>W_A/W_PIC</text:p>
          </table:table-cell>
          <table:table-cell table:number-columns-repeated="2"/>
          <table:table-cell office:value-type="string" calcext:value-type="string">
            <text:p>W_A/W_PIC средний по запускам</text:p>
          </table:table-cell>
          <table:table-cell/>
          <table:table-cell office:value-type="string" calcext:value-type="string">
            <text:p>флопс средний по запускам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.1" calcext:value-type="float">
            <text:p>39.1</text:p>
          </table:table-cell>
          <table:table-cell office:value-type="float" office:value="0.78" calcext:value-type="float">
            <text:p>0.78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2]/[.E2]" office:value-type="float" office:value="80000000" calcext:value-type="float">
            <text:p>80000000</text:p>
          </table:table-cell>
          <table:table-cell table:formula="of:=[.L2]/([.H2]-[.I2])*500/1000000000" office:value-type="float" office:value="51.5463917525773" calcext:value-type="float">
            <text:p>51.5463917525773</text:p>
          </table:table-cell>
          <table:table-cell office:value-type="float" office:value="4" calcext:value-type="float">
            <text:p>4</text:p>
          </table:table-cell>
          <table:table-cell table:formula="of:=[.M2]*[.N2]" office:value-type="float" office:value="206.185567010309" calcext:value-type="float">
            <text:p>206.185567010309</text:p>
          </table:table-cell>
          <table:table-cell table:formula="of:=[.L2]*[.N2]*576/[.H2]/1024/1024/1024" office:value-type="float" office:value="220.078688401442" calcext:value-type="float">
            <text:p>220.078688401442</text:p>
          </table:table-cell>
          <table:table-cell office:value-type="string" calcext:value-type="string">
            <text:p>Гб/сек.</text:p>
          </table:table-cell>
          <table:table-cell table:formula="of:=[.B2]*[.C2]*[.D2]*24/[.F2]/[.I2]/1024/1024/1024" office:value-type="float" office:value="1.11758708953857" calcext:value-type="float">
            <text:p>1.11758708953857</text:p>
          </table:table-cell>
          <table:table-cell office:value-type="string" calcext:value-type="string">
            <text:p>Гб/сек.</text:p>
          </table:table-cell>
          <table:table-cell table:formula="of:=[.R2]/[.P2]" office:value-type="float" office:value="0.005078125" calcext:value-type="float">
            <text:p>0.005078125</text:p>
          </table:table-cell>
          <table:table-cell/>
          <table:table-cell office:value-type="string" calcext:value-type="string">
            <text:p>кластер НГУ <text:s text:c="4"/></text:p>
          </table:table-cell>
          <table:table-cell table:number-columns-repeated="4"/>
          <table:table-cell office:value-type="string" calcext:value-type="string">
            <text:p>Политехник </text:p>
          </table:table-cell>
          <table:table-cell office:value-type="float" office:value="409.02" calcext:value-type="float">
            <text:p>409.02</text:p>
          </table:table-cell>
        </table:table-row>
        <table:table-row table:style-name="ro1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.49" calcext:value-type="float">
            <text:p>21.49</text:p>
          </table:table-cell>
          <table:table-cell office:value-type="float" office:value="0.42" calcext:value-type="float">
            <text:p>0.42</text:p>
          </table:table-cell>
          <table:table-cell office:value-type="float" office:value="0.0029" calcext:value-type="float">
            <text:p>0.0029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3]/[.E3]" office:value-type="float" office:value="40000000" calcext:value-type="float">
            <text:p>40000000</text:p>
          </table:table-cell>
          <table:table-cell table:formula="of:=[.L3]/([.H3]-[.I3])*500/1000000000" office:value-type="float" office:value="47.9501318628626" calcext:value-type="float">
            <text:p>47.9501318628626</text:p>
          </table:table-cell>
          <table:table-cell office:value-type="float" office:value="4" calcext:value-type="float">
            <text:p>4</text:p>
          </table:table-cell>
          <table:table-cell table:formula="of:=[.M3]*[.N3]" office:value-type="float" office:value="191.800527451451" calcext:value-type="float">
            <text:p>191.800527451451</text:p>
          </table:table-cell>
          <table:table-cell table:formula="of:=[.L3]*[.N3]*576/[.H3]/1024/1024/1024" office:value-type="float" office:value="204.358782087054" calcext:value-type="float">
            <text:p>204.358782087054</text:p>
          </table:table-cell>
          <table:table-cell/>
          <table:table-cell table:formula="of:=[.B3]*[.C3]*[.D3]*24/[.F3]/[.I3]/1024/1024/1024" office:value-type="float" office:value="1.54149943384631" calcext:value-type="float">
            <text:p>1.54149943384631</text:p>
          </table:table-cell>
          <table:table-cell/>
          <table:table-cell table:formula="of:=[.R3]/[.P3]" office:value-type="float" office:value="0.00754310344827586" calcext:value-type="float">
            <text:p>0.007543103448276</text:p>
          </table:table-cell>
          <table:table-cell/>
          <table:table-cell office:value-type="string" calcext:value-type="string">
            <text:p>кластер НГУ <text:s text:c="4"/></text:p>
          </table:table-cell>
          <table:table-cell table:number-columns-repeated="4"/>
          <table:table-cell office:value-type="string" calcext:value-type="string">
            <text:p>НКС-1П</text:p>
          </table:table-cell>
          <table:table-cell office:value-type="float" office:value="431.5" calcext:value-type="float">
            <text:p>431.5</text:p>
          </table:table-cell>
        </table:table-row>
        <table:table-row table:style-name="ro1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.37" calcext:value-type="float">
            <text:p>40.37</text:p>
          </table:table-cell>
          <table:table-cell office:value-type="float" office:value="0.8" calcext:value-type="float">
            <text:p>0.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22" calcext:value-type="float">
            <text:p>0.022</text:p>
          </table:table-cell>
          <table:table-cell office:value-type="float" office:value="80000000" calcext:value-type="float">
            <text:p>80000000</text:p>
          </table:table-cell>
          <table:table-cell table:formula="of:=[.K4]/[.E4]" office:value-type="float" office:value="40000000" calcext:value-type="float">
            <text:p>40000000</text:p>
          </table:table-cell>
          <table:table-cell table:formula="of:=[.L4]/([.H4]-[.I4])*500/1000000000" office:value-type="float" office:value="28.4495021337127" calcext:value-type="float">
            <text:p>28.4495021337127</text:p>
          </table:table-cell>
          <table:table-cell office:value-type="float" office:value="4" calcext:value-type="float">
            <text:p>4</text:p>
          </table:table-cell>
          <table:table-cell table:formula="of:=[.M4]*[.N4]" office:value-type="float" office:value="113.798008534851" calcext:value-type="float">
            <text:p>113.798008534851</text:p>
          </table:table-cell>
          <table:table-cell table:formula="of:=[.L4]*[.N4]*576/[.H4]/1024/1024/1024" office:value-type="float" office:value="107.288360595703" calcext:value-type="float">
            <text:p>107.288360595703</text:p>
          </table:table-cell>
          <table:table-cell/>
          <table:table-cell table:formula="of:=[.B4]*[.C4]*[.D4]*24/[.F4]/[.I4]/1024/1024/1024" office:value-type="float" office:value="0.0230430327739912" calcext:value-type="float">
            <text:p>0.023043032773991</text:p>
          </table:table-cell>
          <table:table-cell/>
          <table:table-cell table:formula="of:=[.R4]/[.P4]" office:value-type="float" office:value="0.000214776632302405" calcext:value-type="float">
            <text:p>0.000214776632302</text:p>
          </table:table-cell>
          <table:table-cell/>
          <table:table-cell office:value-type="string" calcext:value-type="string">
            <text:p>кластер НГУ <text:s text:c="4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 office:value-type="float" office:value="0.19" calcext:value-type="float">
            <text:p>0.19</text:p>
          </table:table-cell>
          <table:table-cell office:value-type="float" office:value="0.0036" calcext:value-type="float">
            <text:p>0.0036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5]/[.E5]" office:value-type="float" office:value="20000000" calcext:value-type="float">
            <text:p>20000000</text:p>
          </table:table-cell>
          <table:table-cell table:formula="of:=[.L5]/([.H5]-[.I5])*500/1000000000" office:value-type="float" office:value="53.6480686695279" calcext:value-type="float">
            <text:p>53.6480686695279</text:p>
          </table:table-cell>
          <table:table-cell office:value-type="float" office:value="4" calcext:value-type="float">
            <text:p>4</text:p>
          </table:table-cell>
          <table:table-cell table:formula="of:=[.M5]*[.N5]" office:value-type="float" office:value="214.592274678112" calcext:value-type="float">
            <text:p>214.592274678112</text:p>
          </table:table-cell>
          <table:table-cell table:formula="of:=[.L5]*[.N5]*576/[.H5]/1024/1024/1024" office:value-type="float" office:value="225.870232833059" calcext:value-type="float">
            <text:p>225.870232833059</text:p>
          </table:table-cell>
          <table:table-cell/>
          <table:table-cell table:formula="of:=[.B5]*[.C5]*[.D5]*24/[.F5]/[.I5]/1024/1024/1024" office:value-type="float" office:value="1.24176343282064" calcext:value-type="float">
            <text:p>1.24176343282064</text:p>
          </table:table-cell>
          <table:table-cell/>
          <table:table-cell table:formula="of:=[.R5]/[.P5]" office:value-type="float" office:value="0.00549768518518518" calcext:value-type="float">
            <text:p>0.005497685185185</text:p>
          </table:table-cell>
          <table:table-cell/>
          <table:table-cell office:value-type="string" calcext:value-type="string">
            <text:p>кластер НГУ <text:s text:c="4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.1" calcext:value-type="float">
            <text:p>16.1</text:p>
          </table:table-cell>
          <table:table-cell office:value-type="float" office:value="0.32" calcext:value-type="float">
            <text:p>0.3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4" calcext:value-type="float">
            <text:p>0.0094</text:p>
          </table:table-cell>
          <table:table-cell office:value-type="float" office:value="80000000" calcext:value-type="float">
            <text:p>80000000</text:p>
          </table:table-cell>
          <table:table-cell table:formula="of:=[.K6]/[.E6]" office:value-type="float" office:value="20000000" calcext:value-type="float">
            <text:p>20000000</text:p>
          </table:table-cell>
          <table:table-cell table:formula="of:=[.L6]/([.H6]-[.I6])*500/1000000000" office:value-type="float" office:value="31.6455696202532" calcext:value-type="float">
            <text:p>31.6455696202532</text:p>
          </table:table-cell>
          <table:table-cell office:value-type="float" office:value="4" calcext:value-type="float">
            <text:p>4</text:p>
          </table:table-cell>
          <table:table-cell table:formula="of:=[.M6]*[.N6]" office:value-type="float" office:value="126.582278481013" calcext:value-type="float">
            <text:p>126.582278481013</text:p>
          </table:table-cell>
          <table:table-cell table:formula="of:=[.L6]*[.N6]*576/[.H6]/1024/1024/1024" office:value-type="float" office:value="134.110450744629" calcext:value-type="float">
            <text:p>134.110450744629</text:p>
          </table:table-cell>
          <table:table-cell/>
          <table:table-cell table:formula="of:=[.B6]*[.C6]*[.D6]*24/[.F6]/[.I6]/1024/1024/1024" office:value-type="float" office:value="0.558793544769287" calcext:value-type="float">
            <text:p>0.558793544769287</text:p>
          </table:table-cell>
          <table:table-cell/>
          <table:table-cell table:formula="of:=[.R6]/[.P6]" office:value-type="float" office:value="0.00416666666666667" calcext:value-type="float">
            <text:p>0.004166666666667</text:p>
          </table:table-cell>
          <table:table-cell/>
          <table:table-cell office:value-type="string" calcext:value-type="string">
            <text:p>кластер НГУ <text:s text:c="4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.7" calcext:value-type="float">
            <text:p>6.7</text:p>
          </table:table-cell>
          <table:table-cell office:value-type="float" office:value="0.13" calcext:value-type="float">
            <text:p>0.13</text:p>
          </table:table-cell>
          <table:table-cell office:value-type="float" office:value="0.0026" calcext:value-type="float">
            <text:p>0.0026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7]/[.E7]" office:value-type="float" office:value="8000000" calcext:value-type="float">
            <text:p>8000000</text:p>
          </table:table-cell>
          <table:table-cell table:formula="of:=[.L7]/([.H7]-[.I7])*500/1000000000" office:value-type="float" office:value="31.3971742543171" calcext:value-type="float">
            <text:p>31.3971742543171</text:p>
          </table:table-cell>
          <table:table-cell office:value-type="float" office:value="4" calcext:value-type="float">
            <text:p>4</text:p>
          </table:table-cell>
          <table:table-cell table:formula="of:=[.M7]*[.N7]" office:value-type="float" office:value="125.588697017268" calcext:value-type="float">
            <text:p>125.588697017268</text:p>
          </table:table-cell>
          <table:table-cell table:formula="of:=[.L7]*[.N7]*576/[.H7]/1024/1024/1024" office:value-type="float" office:value="132.047213040865" calcext:value-type="float">
            <text:p>132.047213040865</text:p>
          </table:table-cell>
          <table:table-cell/>
          <table:table-cell table:formula="of:=[.B7]*[.C7]*[.D7]*24/[.F7]/[.I7]/1024/1024/1024" office:value-type="float" office:value="1.71936475313627" calcext:value-type="float">
            <text:p>1.71936475313627</text:p>
          </table:table-cell>
          <table:table-cell/>
          <table:table-cell table:formula="of:=[.R7]/[.P7]" office:value-type="float" office:value="0.0130208333333333" calcext:value-type="float">
            <text:p>0.013020833333333</text:p>
          </table:table-cell>
          <table:table-cell/>
          <table:table-cell office:value-type="string" calcext:value-type="string">
            <text:p>кластер НГУ <text:s text:c="4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0.0059" calcext:value-type="float">
            <text:p>0.0059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8]/[.E8]" office:value-type="float" office:value="800000" calcext:value-type="float">
            <text:p>800000</text:p>
          </table:table-cell>
          <table:table-cell table:formula="of:=[.L8]/([.H8]-[.I8])*500/1000000000" office:value-type="float" office:value="5.39811066126856" calcext:value-type="float">
            <text:p>5.39811066126856</text:p>
          </table:table-cell>
          <table:table-cell office:value-type="float" office:value="4" calcext:value-type="float">
            <text:p>4</text:p>
          </table:table-cell>
          <table:table-cell table:formula="of:=[.M8]*[.N8]" office:value-type="float" office:value="21.5924426450742" calcext:value-type="float">
            <text:p>21.5924426450742</text:p>
          </table:table-cell>
          <table:table-cell table:formula="of:=[.L8]*[.N8]*576/[.H8]/1024/1024/1024" office:value-type="float" office:value="21.4576721191406" calcext:value-type="float">
            <text:p>21.4576721191406</text:p>
          </table:table-cell>
          <table:table-cell/>
          <table:table-cell table:formula="of:=[.B8]*[.C8]*[.D8]*24/[.F8]/[.I8]/1024/1024/1024" office:value-type="float" office:value="0.757686162399033" calcext:value-type="float">
            <text:p>0.757686162399033</text:p>
          </table:table-cell>
          <table:table-cell/>
          <table:table-cell table:formula="of:=[.R8]/[.P8]" office:value-type="float" office:value="0.0353107344632768" calcext:value-type="float">
            <text:p>0.035310734463277</text:p>
          </table:table-cell>
          <table:table-cell/>
          <table:table-cell office:value-type="string" calcext:value-type="string">
            <text:p>кластер НГУ <text:s text:c="4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14.9" calcext:value-type="float">
            <text:p>714.9</text:p>
          </table:table-cell>
          <table:table-cell office:value-type="float" office:value="14.2" calcext:value-type="float">
            <text:p>14.2</text:p>
          </table:table-cell>
          <table:table-cell office:value-type="float" office:value="6.89" calcext:value-type="float">
            <text:p>6.89</text:p>
          </table:table-cell>
          <table:table-cell office:value-type="float" office:value="0" calcext:value-type="float">
            <text:p>0</text:p>
          </table:table-cell>
          <table:table-cell table:style-name="Default" table:formula="of:=80000000*25" office:value-type="float" office:value="2000000000" calcext:value-type="float">
            <text:p>2000000000</text:p>
          </table:table-cell>
          <table:table-cell table:formula="of:=[.K9]/[.E9]" office:value-type="float" office:value="100000000" calcext:value-type="float">
            <text:p>100000000</text:p>
          </table:table-cell>
          <table:table-cell table:formula="of:=[.L9]/([.H9]-[.I9])*500/1000000000" office:value-type="float" office:value="6.83994528043776" calcext:value-type="float">
            <text:p>6.83994528043776</text:p>
          </table:table-cell>
          <table:table-cell office:value-type="float" office:value="4" calcext:value-type="float">
            <text:p>4</text:p>
          </table:table-cell>
          <table:table-cell table:formula="of:=[.M9]*[.N9]" office:value-type="float" office:value="27.359781121751" calcext:value-type="float">
            <text:p>27.359781121751</text:p>
          </table:table-cell>
          <table:table-cell table:formula="of:=[.L9]*[.N9]*576/[.H9]/1024/1024/1024" office:value-type="float" office:value="15.1110367036202" calcext:value-type="float">
            <text:p>15.1110367036202</text:p>
          </table:table-cell>
          <table:table-cell/>
          <table:table-cell table:formula="of:=[.B9]*[.C9]*[.D9]*24/[.F9]/[.I9]/1024/1024/1024" office:value-type="float" office:value="0.0162204221993988" calcext:value-type="float">
            <text:p>0.016220422199399</text:p>
          </table:table-cell>
          <table:table-cell/>
          <table:table-cell table:formula="of:=[.R9]/[.P9]" office:value-type="float" office:value="0.00107341557813256" calcext:value-type="float">
            <text:p>0.001073415578133</text:p>
          </table:table-cell>
          <table:table-cell/>
          <table:table-cell office:value-type="string" calcext:value-type="string">
            <text:p>кластер НГУ <text:s text:c="4"/></text:p>
          </table:table-cell>
          <table:table-cell table:formula="of:=AVERAGE([.T2:.T9])" office:value-type="float" office:value="0.00898816753839661" calcext:value-type="float">
            <text:p>0.008988167538397</text:p>
          </table:table-cell>
          <table:table-cell/>
          <table:table-cell table:formula="of:=AVERAGE([.O2:.O9])" office:value-type="float" office:value="128.437447117479" calcext:value-type="float">
            <text:p>128.437447117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Политехник"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.8" calcext:value-type="float">
            <text:p>13.8</text:p>
          </table:table-cell>
          <table:table-cell office:value-type="float" office:value="0.27" calcext:value-type="float">
            <text:p>0.27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35" calcext:value-type="float">
            <text:p>0.0035</text:p>
          </table:table-cell>
          <table:table-cell office:value-type="float" office:value="80000000" calcext:value-type="float">
            <text:p>80000000</text:p>
          </table:table-cell>
          <table:table-cell table:formula="of:=[.K10]/[.E10]" office:value-type="float" office:value="20000000" calcext:value-type="float">
            <text:p>20000000</text:p>
          </table:table-cell>
          <table:table-cell table:formula="of:=[.L10]/([.H10]-[.I10])*500/1000000000" office:value-type="float" office:value="38.0083618396047" calcext:value-type="float">
            <text:p>38.0083618396047</text:p>
          </table:table-cell>
          <table:table-cell office:value-type="float" office:value="28" calcext:value-type="float">
            <text:p>28</text:p>
          </table:table-cell>
          <table:table-cell table:formula="of:=[.M10]*[.N10]" office:value-type="float" office:value="1064.23413150893" calcext:value-type="float">
            <text:p>1064.23413150893</text:p>
          </table:table-cell>
          <table:table-cell table:formula="of:=[.L10]*[.N10]*576/[.H10]/1024/1024/1024" office:value-type="float" office:value="1112.62003580729" calcext:value-type="float">
            <text:p>1112.62003580729</text:p>
          </table:table-cell>
          <table:table-cell/>
          <table:table-cell table:formula="of:=[.B10]*[.C10]*[.D10]*24/[.F10]/[.I10]/1024/1024/1024" office:value-type="float" office:value="0.323938286822775" calcext:value-type="float">
            <text:p>0.323938286822775</text:p>
          </table:table-cell>
          <table:table-cell/>
          <table:table-cell table:formula="of:=[.R10]/[.P10]" office:value-type="float" office:value="0.000291149068322981" calcext:value-type="float">
            <text:p>0.000291149068323</text:p>
          </table:table-cell>
          <table:table-cell/>
          <table:table-cell office:value-type="string" calcext:value-type="string">
            <text:p>"Политехник"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Политехник"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.4" calcext:value-type="float">
            <text:p>2.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1" calcext:value-type="float">
            <text:p>0.001</text:p>
          </table:table-cell>
          <table:table-cell office:value-type="float" office:value="80000000" calcext:value-type="float">
            <text:p>80000000</text:p>
          </table:table-cell>
          <table:table-cell table:formula="of:=[.K11]/[.E11]" office:value-type="float" office:value="800000" calcext:value-type="float">
            <text:p>800000</text:p>
          </table:table-cell>
          <table:table-cell table:formula="of:=[.L11]/([.H11]-[.I11])*500/1000000000" office:value-type="float" office:value="8.73934891850557" calcext:value-type="float">
            <text:p>8.73934891850557</text:p>
          </table:table-cell>
          <table:table-cell office:value-type="float" office:value="28" calcext:value-type="float">
            <text:p>28</text:p>
          </table:table-cell>
          <table:table-cell table:formula="of:=[.M11]*[.N11]" office:value-type="float" office:value="244.701769718156" calcext:value-type="float">
            <text:p>244.701769718156</text:p>
          </table:table-cell>
          <table:table-cell table:formula="of:=[.L11]*[.N11]*576/[.H11]/1024/1024/1024" office:value-type="float" office:value="250.339508056641" calcext:value-type="float">
            <text:p>250.339508056641</text:p>
          </table:table-cell>
          <table:table-cell/>
          <table:table-cell table:formula="of:=[.B11]*[.C11]*[.D11]*24/[.F11]/[.I11]/1024/1024/1024" office:value-type="float" office:value="0.20046405193517" calcext:value-type="float">
            <text:p>0.20046405193517</text:p>
          </table:table-cell>
          <table:table-cell/>
          <table:table-cell table:formula="of:=[.R11]/[.P11]" office:value-type="float" office:value="0.000800768737988469" calcext:value-type="float">
            <text:p>0.000800768737988</text:p>
          </table:table-cell>
          <table:table-cell/>
          <table:table-cell office:value-type="string" calcext:value-type="string">
            <text:p>"Политехник"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Политехник" 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70.7" calcext:value-type="float">
            <text:p>70.7</text:p>
          </table:table-cell>
          <table:table-cell office:value-type="float" office:value="1.4" calcext:value-type="float">
            <text:p>1.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6" calcext:value-type="float">
            <text:p>0.006</text:p>
          </table:table-cell>
          <table:table-cell table:style-name="Default" table:formula="of:=80000000*25" office:value-type="float" office:value="2000000000" calcext:value-type="float">
            <text:p>2000000000</text:p>
          </table:table-cell>
          <table:table-cell table:formula="of:=[.K12]/[.E12]" office:value-type="float" office:value="40000000" calcext:value-type="float">
            <text:p>40000000</text:p>
          </table:table-cell>
          <table:table-cell table:formula="of:=[.L12]/([.H12]-[.I12])*500/1000000000" office:value-type="float" office:value="14.3000143000143" calcext:value-type="float">
            <text:p>14.3000143000143</text:p>
          </table:table-cell>
          <table:table-cell office:value-type="float" office:value="28" calcext:value-type="float">
            <text:p>28</text:p>
          </table:table-cell>
          <table:table-cell table:formula="of:=[.M12]*[.N12]" office:value-type="float" office:value="400.4004004004" calcext:value-type="float">
            <text:p>400.4004004004</text:p>
          </table:table-cell>
          <table:table-cell table:formula="of:=[.L12]*[.N12]*576/[.H12]/1024/1024/1024" office:value-type="float" office:value="429.153442382813" calcext:value-type="float">
            <text:p>429.153442382813</text:p>
          </table:table-cell>
          <table:table-cell/>
          <table:table-cell table:formula="of:=[.B12]*[.C12]*[.D12]*24/[.F12]/[.I12]/1024/1024/1024" office:value-type="float" office:value="15.9655298505511" calcext:value-type="float">
            <text:p>15.9655298505511</text:p>
          </table:table-cell>
          <table:table-cell/>
          <table:table-cell table:formula="of:=[.R12]/[.P12]" office:value-type="float" office:value="0.037202380952381" calcext:value-type="float">
            <text:p>0.037202380952381</text:p>
          </table:table-cell>
          <table:table-cell/>
          <table:table-cell office:value-type="string" calcext:value-type="string">
            <text:p>"Политехник"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Политехник" 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.28" calcext:value-type="float">
            <text:p>1.2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29" calcext:value-type="float">
            <text:p>0.029</text:p>
          </table:table-cell>
          <table:table-cell table:style-name="Default" table:formula="of:=80000000*25" office:value-type="float" office:value="2000000000" calcext:value-type="float">
            <text:p>2000000000</text:p>
          </table:table-cell>
          <table:table-cell table:formula="of:=[.K13]/[.E13]" office:value-type="float" office:value="20000000" calcext:value-type="float">
            <text:p>20000000</text:p>
          </table:table-cell>
          <table:table-cell table:formula="of:=[.L13]/([.H13]-[.I13])*500/1000000000" office:value-type="float" office:value="8.15660685154976" calcext:value-type="float">
            <text:p>8.15660685154976</text:p>
          </table:table-cell>
          <table:table-cell office:value-type="float" office:value="28" calcext:value-type="float">
            <text:p>28</text:p>
          </table:table-cell>
          <table:table-cell table:formula="of:=[.M13]*[.N13]" office:value-type="float" office:value="228.384991843393" calcext:value-type="float">
            <text:p>228.384991843393</text:p>
          </table:table-cell>
          <table:table-cell table:formula="of:=[.L13]*[.N13]*576/[.H13]/1024/1024/1024" office:value-type="float" office:value="234.693288803101" calcext:value-type="float">
            <text:p>234.693288803101</text:p>
          </table:table-cell>
          <table:table-cell/>
          <table:table-cell table:formula="of:=[.B13]*[.C13]*[.D13]*24/[.F13]/[.I13]/1024/1024/1024" office:value-type="float" office:value="0.206960572136773" calcext:value-type="float">
            <text:p>0.206960572136773</text:p>
          </table:table-cell>
          <table:table-cell/>
          <table:table-cell table:formula="of:=[.R13]/[.P13]" office:value-type="float" office:value="0.000881834215167549" calcext:value-type="float">
            <text:p>0.000881834215168</text:p>
          </table:table-cell>
          <table:table-cell/>
          <table:table-cell office:value-type="string" calcext:value-type="string">
            <text:p>"Политехник"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Политехник" 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70.2" calcext:value-type="float">
            <text:p>70.2</text:p>
          </table:table-cell>
          <table:table-cell office:value-type="float" office:value="1.4" calcext:value-type="float">
            <text:p>1.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09" calcext:value-type="float">
            <text:p>0.009</text:p>
          </table:table-cell>
          <table:table-cell table:style-name="Default" table:formula="of:=80000000*25" office:value-type="float" office:value="2000000000" calcext:value-type="float">
            <text:p>2000000000</text:p>
          </table:table-cell>
          <table:table-cell table:formula="of:=[.K14]/[.E14]" office:value-type="float" office:value="10000000" calcext:value-type="float">
            <text:p>10000000</text:p>
          </table:table-cell>
          <table:table-cell table:formula="of:=[.L14]/([.H14]-[.I14])*500/1000000000" office:value-type="float" office:value="3.83435582822086" calcext:value-type="float">
            <text:p>3.83435582822086</text:p>
          </table:table-cell>
          <table:table-cell office:value-type="float" office:value="28" calcext:value-type="float">
            <text:p>28</text:p>
          </table:table-cell>
          <table:table-cell table:formula="of:=[.M14]*[.N14]" office:value-type="float" office:value="107.361963190184" calcext:value-type="float">
            <text:p>107.361963190184</text:p>
          </table:table-cell>
          <table:table-cell table:formula="of:=[.L14]*[.N14]*576/[.H14]/1024/1024/1024" office:value-type="float" office:value="107.288360595703" calcext:value-type="float">
            <text:p>107.288360595703</text:p>
          </table:table-cell>
          <table:table-cell/>
          <table:table-cell table:formula="of:=[.B14]*[.C14]*[.D14]*24/[.F14]/[.I14]/1024/1024/1024" office:value-type="float" office:value="0.0582076609134674" calcext:value-type="float">
            <text:p>0.058207660913467</text:p>
          </table:table-cell>
          <table:table-cell/>
          <table:table-cell table:formula="of:=[.R14]/[.P14]" office:value-type="float" office:value="0.000542534722222222" calcext:value-type="float">
            <text:p>0.000542534722222</text:p>
          </table:table-cell>
          <table:table-cell/>
          <table:table-cell office:value-type="string" calcext:value-type="string">
            <text:p>"Политехник" </text:p>
          </table:table-cell>
          <table:table-cell table:formula="of:=AVERAGE([.T10:.T14])" office:value-type="float" office:value="0.00794373353921644" calcext:value-type="float">
            <text:p>0.007943733539216</text:p>
          </table:table-cell>
          <table:table-cell/>
          <table:table-cell table:formula="of:=AVERAGE([.O10:.O14])" office:value-type="float" office:value="409.016651332213" calcext:value-type="float">
            <text:p>409.016651332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Ломоносов"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15]/[.E15]" office:value-type="float" office:value="8000000" calcext:value-type="float">
            <text:p>8000000</text:p>
          </table:table-cell>
          <table:table-cell table:formula="of:=[.L15]/([.H15]-[.I15])*500/1000000000" office:value-type="float" office:value="108.108108108108" calcext:value-type="float">
            <text:p>108.108108108108</text:p>
          </table:table-cell>
          <table:table-cell office:value-type="float" office:value="4" calcext:value-type="float">
            <text:p>4</text:p>
          </table:table-cell>
          <table:table-cell table:formula="of:=[.M15]*[.N15]" office:value-type="float" office:value="432.432432432433" calcext:value-type="float">
            <text:p>432.432432432433</text:p>
          </table:table-cell>
          <table:table-cell table:formula="of:=[.L15]*[.N15]*576/[.H15]/1024/1024/1024" office:value-type="float" office:value="429.153442382813" calcext:value-type="float">
            <text:p>429.153442382813</text:p>
          </table:table-cell>
          <table:table-cell/>
          <table:table-cell table:formula="of:=[.B15]*[.C15]*[.D15]*24/[.F15]/[.I15]/1024/1024/1024" office:value-type="float" office:value="1.49011611938477" calcext:value-type="float">
            <text:p>1.49011611938477</text:p>
          </table:table-cell>
          <table:table-cell/>
          <table:table-cell table:formula="of:=[.R15]/[.P15]" office:value-type="float" office:value="0.00347222222222222" calcext:value-type="float">
            <text:p>0.003472222222222</text:p>
          </table:table-cell>
          <table:table-cell/>
          <table:table-cell office:value-type="string" calcext:value-type="string">
            <text:p>"Ломоносов"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Ломоносов"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5" calcext:value-type="float">
            <text:p>0.05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16]/[.E16]" office:value-type="float" office:value="800000" calcext:value-type="float">
            <text:p>800000</text:p>
          </table:table-cell>
          <table:table-cell table:formula="of:=[.L16]/([.H16]-[.I16])*500/1000000000" office:value-type="float" office:value="8.88888888888889" calcext:value-type="float">
            <text:p>8.88888888888889</text:p>
          </table:table-cell>
          <table:table-cell office:value-type="float" office:value="4" calcext:value-type="float">
            <text:p>4</text:p>
          </table:table-cell>
          <table:table-cell table:formula="of:=[.M16]*[.N16]" office:value-type="float" office:value="35.5555555555555" calcext:value-type="float">
            <text:p>35.5555555555555</text:p>
          </table:table-cell>
          <table:table-cell table:formula="of:=[.L16]*[.N16]*576/[.H16]/1024/1024/1024" office:value-type="float" office:value="34.332275390625" calcext:value-type="float">
            <text:p>34.332275390625</text:p>
          </table:table-cell>
          <table:table-cell/>
          <table:table-cell table:formula="of:=[.B16]*[.C16]*[.D16]*24/[.F16]/[.I16]/1024/1024/1024" office:value-type="float" office:value="0.894069671630859" calcext:value-type="float">
            <text:p>0.894069671630859</text:p>
          </table:table-cell>
          <table:table-cell/>
          <table:table-cell table:formula="of:=[.R16]/[.P16]" office:value-type="float" office:value="0.0260416666666667" calcext:value-type="float">
            <text:p>0.026041666666667</text:p>
          </table:table-cell>
          <table:table-cell/>
          <table:table-cell office:value-type="string" calcext:value-type="string">
            <text:p>"Ломоносов" </text:p>
          </table:table-cell>
          <table:table-cell table:formula="of:=AVERAGE([.T15:.T16])" office:value-type="float" office:value="0.0147569444444444" calcext:value-type="float">
            <text:p>0.014756944444445</text:p>
          </table:table-cell>
          <table:table-cell/>
          <table:table-cell table:formula="of:=AVERAGE([.O15:.O16])" office:value-type="float" office:value="233.993993993994" calcext:value-type="float">
            <text:p>233.9939939939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НКС-1П <text:s text:c="7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8.9" calcext:value-type="float">
            <text:p>28.9</text:p>
          </table:table-cell>
          <table:table-cell office:value-type="float" office:value="0.57" calcext:value-type="float">
            <text:p>0.57</text:p>
          </table:table-cell>
          <table:table-cell office:value-type="float" office:value="0.0075" calcext:value-type="float">
            <text:p>0.0075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17]/[.E17]" office:value-type="float" office:value="800000" calcext:value-type="float">
            <text:p>800000</text:p>
          </table:table-cell>
          <table:table-cell table:formula="of:=[.L17]/([.H17]-[.I17])*500/1000000000" office:value-type="float" office:value="0.711111111111111" calcext:value-type="float">
            <text:p>0.711111111111111</text:p>
          </table:table-cell>
          <table:table-cell office:value-type="float" office:value="16" calcext:value-type="float">
            <text:p>16</text:p>
          </table:table-cell>
          <table:table-cell table:formula="of:=[.M17]*[.N17]" office:value-type="float" office:value="11.3777777777778" calcext:value-type="float">
            <text:p>11.3777777777778</text:p>
          </table:table-cell>
          <table:table-cell table:formula="of:=[.L17]*[.N17]*576/[.H17]/1024/1024/1024" office:value-type="float" office:value="12.0464124177632" calcext:value-type="float">
            <text:p>12.0464124177632</text:p>
          </table:table-cell>
          <table:table-cell/>
          <table:table-cell table:formula="of:=[.B17]*[.C17]*[.D17]*24/[.F17]/[.I17]/1024/1024/1024" office:value-type="float" office:value="0.596046447753906" calcext:value-type="float">
            <text:p>0.596046447753906</text:p>
          </table:table-cell>
          <table:table-cell/>
          <table:table-cell table:formula="of:=[.R17]/[.P17]" office:value-type="float" office:value="0.0494791666666667" calcext:value-type="float">
            <text:p>0.049479166666667</text:p>
          </table:table-cell>
          <table:table-cell/>
          <table:table-cell office:value-type="string" calcext:value-type="string">
            <text:p>НКС-1П <text:s text:c="7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НКС-1П <text:s text:c="7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5.1" calcext:value-type="float">
            <text:p>35.1</text:p>
          </table:table-cell>
          <table:table-cell office:value-type="float" office:value="0.7" calcext:value-type="float">
            <text:p>0.7</text:p>
          </table:table-cell>
          <table:table-cell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18]/[.E18]" office:value-type="float" office:value="400000" calcext:value-type="float">
            <text:p>400000</text:p>
          </table:table-cell>
          <table:table-cell table:formula="of:=[.L18]/([.H18]-[.I18])*500/1000000000" office:value-type="float" office:value="0.316957210776545" calcext:value-type="float">
            <text:p>0.316957210776545</text:p>
          </table:table-cell>
          <table:table-cell office:value-type="float" office:value="16" calcext:value-type="float">
            <text:p>16</text:p>
          </table:table-cell>
          <table:table-cell table:formula="of:=[.M18]*[.N18]" office:value-type="float" office:value="5.07131537242472" calcext:value-type="float">
            <text:p>5.07131537242472</text:p>
          </table:table-cell>
          <table:table-cell table:formula="of:=[.L18]*[.N18]*576/[.H18]/1024/1024/1024" office:value-type="float" office:value="4.90461077008929" calcext:value-type="float">
            <text:p>4.90461077008929</text:p>
          </table:table-cell>
          <table:table-cell/>
          <table:table-cell table:formula="of:=[.B18]*[.C18]*[.D18]*24/[.F18]/[.I18]/1024/1024/1024" office:value-type="float" office:value="0.064787657364555" calcext:value-type="float">
            <text:p>0.064787657364555</text:p>
          </table:table-cell>
          <table:table-cell/>
          <table:table-cell table:formula="of:=[.R18]/[.P18]" office:value-type="float" office:value="0.0132095410628019" calcext:value-type="float">
            <text:p>0.013209541062802</text:p>
          </table:table-cell>
          <table:table-cell/>
          <table:table-cell office:value-type="string" calcext:value-type="string">
            <text:p>НКС-1П <text:s text:c="7"/></text:p>
          </table:table-cell>
          <table:table-cell table:formula="of:=AVERAGE([.T17:.T18])" office:value-type="float" office:value="0.0313443538647343" calcext:value-type="float">
            <text:p>0.031344353864734</text:p>
          </table:table-cell>
          <table:table-cell/>
          <table:table-cell table:formula="of:=AVERAGE([.O17:.O18])" office:value-type="float" office:value="8.22454657510125" calcext:value-type="float">
            <text:p>8.22454657510125</text:p>
          </table:table-cell>
          <table:table-cell table:number-columns-repeated="3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 style:data-style-name="N2" text:time-value="14:21:14.6798489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7:19:10.646137191</meta:creation-date>
    <dc:date>2020-01-30T14:33:50.453984347</dc:date>
    <meta:editing-duration>PT3H8M51S</meta:editing-duration>
    <meta:editing-cycles>13</meta:editing-cycles>
    <meta:generator>LibreOffice/6.0.7.3$Linux_X86_64 LibreOffice_project/00m0$Build-3</meta:generator>
    <meta:document-statistic meta:table-count="3" meta:cell-count="34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family="'Standard Symbols L'" style:font-style-name="Regular" style:font-charset="x-symbol"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51cm" svg:y="0.316cm" chart:style-name="ch2">
          <text:p>Критерий комплексной оценки ВС</text:p>
        </chart:title>
        <chart:plot-area chart:style-name="ch3" table:cell-range-address="tab_modern_PIC.A2:tab_modern_PIC.A18 tab_modern_PIC.T2:tab_modern_PIC.T18" chart:data-source-has-labels="column" svg:x="0.884cm" svg:y="1.071cm" svg:width="14.795cm" svg:height="7.563cm">
          <chartooo:coordinate-region svg:x="2.433cm" svg:y="1.27cm" svg:width="13.246cm" svg:height="5.038cm"/>
          <chart:axis chart:dimension="x" chart:name="primary-x" chart:style-name="ch4" chartooo:axis-type="auto">
            <chartooo:date-scale/>
            <chart:categories table:cell-range-address="tab_modern_PIC.A2:tab_modern_PIC.A18"/>
          </chart:axis>
          <chart:axis chart:dimension="y" chart:name="primary-y" chart:style-name="ch5">
            <chart:title svg:x="0.344cm" svg:y="3.613cm" chart:style-name="ch6">
              <text:p>x</text:p>
            </chart:title>
            <chart:grid chart:style-name="ch7" chart:class="major"/>
          </chart:axis>
          <chart:series chart:style-name="ch8" chart:values-cell-range-address="tab_modern_PIC.T2:tab_modern_PIC.T18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кластер НГУ     </text:p>
                <draw:g>
                  <svg:desc>tab_modern_PIC.A2:tab_modern_PIC.A18</svg:desc>
                </draw:g>
              </table:table-cell>
              <table:table-cell office:value-type="float" office:value="0.005078125">
                <text:p>0.005078125</text:p>
                <draw:g>
                  <svg:desc>tab_modern_PIC.T2:tab_modern_PIC.T18</svg:desc>
                </draw:g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0.00754310344827586">
                <text:p>0.00754310344827586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0.000214776632302405">
                <text:p>0.000214776632302405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0.00549768518518518">
                <text:p>0.00549768518518518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0.00416666666666667">
                <text:p>0.00416666666666667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0.0130208333333333">
                <text:p>0.0130208333333333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0.0353107344632768">
                <text:p>0.0353107344632768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0.00107341557813256">
                <text:p>0.00107341557813256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0.000291149068322981">
                <text:p>0.000291149068322981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0.000800768737988469">
                <text:p>0.000800768737988469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0.037202380952381">
                <text:p>0.037202380952381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0.000881834215167549">
                <text:p>0.000881834215167549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0.000542534722222222">
                <text:p>0.000542534722222222</text:p>
              </table:table-cell>
            </table:table-row>
            <table:table-row>
              <table:table-cell office:value-type="string">
                <text:p>"Ломоносов" </text:p>
              </table:table-cell>
              <table:table-cell office:value-type="float" office:value="0.00347222222222222">
                <text:p>0.00347222222222222</text:p>
              </table:table-cell>
            </table:table-row>
            <table:table-row>
              <table:table-cell office:value-type="string">
                <text:p>"Ломоносов" </text:p>
              </table:table-cell>
              <table:table-cell office:value-type="float" office:value="0.0260416666666667">
                <text:p>0.0260416666666667</text:p>
              </table:table-cell>
            </table:table-row>
            <table:table-row>
              <table:table-cell office:value-type="string">
                <text:p>НКС-1П        </text:p>
              </table:table-cell>
              <table:table-cell office:value-type="float" office:value="0.0494791666666667">
                <text:p>0.0494791666666667</text:p>
              </table:table-cell>
            </table:table-row>
            <table:table-row>
              <table:table-cell office:value-type="string">
                <text:p>НКС-1П        </text:p>
              </table:table-cell>
              <table:table-cell office:value-type="float" office:value="0.0132095410628019">
                <text:p>0.01320954106280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23cm" svg:y="0.316cm" chart:style-name="ch2">
          <text:p>Производительность одного процессора</text:p>
        </chart:title>
        <chart:plot-area chart:style-name="ch3" table:cell-range-address="tab_modern_PIC.A2:tab_modern_PIC.A18 tab_modern_PIC.O2:tab_modern_PIC.O18" chart:data-source-has-labels="column" svg:x="1.331cm" svg:y="1.275cm" svg:width="14.349cm" svg:height="7.545cm">
          <chartooo:coordinate-region svg:x="2.881cm" svg:y="1.275cm" svg:width="12.799cm" svg:height="5.02cm"/>
          <chart:axis chart:dimension="x" chart:name="primary-x" chart:style-name="ch4" chartooo:axis-type="auto">
            <chartooo:date-scale/>
            <chart:categories table:cell-range-address="tab_modern_PIC.A2:tab_modern_PIC.A18"/>
          </chart:axis>
          <chart:axis chart:dimension="y" chart:name="primary-y" chart:style-name="ch5">
            <chart:title svg:x="0.894cm" svg:y="4.241cm" chart:style-name="ch6">
              <text:p>GFLOPS</text:p>
            </chart:title>
            <chart:grid chart:style-name="ch7" chart:class="major"/>
          </chart:axis>
          <chart:series chart:style-name="ch8" chart:values-cell-range-address="tab_modern_PIC.O2:tab_modern_PIC.O18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кластер НГУ     </text:p>
                <draw:g>
                  <svg:desc>tab_modern_PIC.A2:tab_modern_PIC.A18</svg:desc>
                </draw:g>
              </table:table-cell>
              <table:table-cell office:value-type="float" office:value="206.185567010309">
                <text:p>206.185567010309</text:p>
                <draw:g>
                  <svg:desc>tab_modern_PIC.O2:tab_modern_PIC.O18</svg:desc>
                </draw:g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191.800527451451">
                <text:p>191.800527451451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113.798008534851">
                <text:p>113.798008534851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214.592274678112">
                <text:p>214.592274678112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126.582278481013">
                <text:p>126.582278481013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125.588697017268">
                <text:p>125.588697017268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21.5924426450742">
                <text:p>21.5924426450742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27.359781121751">
                <text:p>27.359781121751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1064.23413150893">
                <text:p>1064.23413150893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244.701769718156">
                <text:p>244.701769718156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400.4004004004">
                <text:p>400.4004004004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228.384991843393">
                <text:p>228.384991843393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107.361963190184">
                <text:p>107.361963190184</text:p>
              </table:table-cell>
            </table:table-row>
            <table:table-row>
              <table:table-cell office:value-type="string">
                <text:p>"Ломоносов" </text:p>
              </table:table-cell>
              <table:table-cell office:value-type="float" office:value="432.432432432433">
                <text:p>432.432432432433</text:p>
              </table:table-cell>
            </table:table-row>
            <table:table-row>
              <table:table-cell office:value-type="string">
                <text:p>"Ломоносов" </text:p>
              </table:table-cell>
              <table:table-cell office:value-type="float" office:value="35.5555555555555">
                <text:p>35.5555555555555</text:p>
              </table:table-cell>
            </table:table-row>
            <table:table-row>
              <table:table-cell office:value-type="string">
                <text:p>НКС-1П        </text:p>
              </table:table-cell>
              <table:table-cell office:value-type="float" office:value="11.3777777777778">
                <text:p>11.3777777777778</text:p>
              </table:table-cell>
            </table:table-row>
            <table:table-row>
              <table:table-cell office:value-type="string">
                <text:p>НКС-1П        </text:p>
              </table:table-cell>
              <table:table-cell office:value-type="float" office:value="5.07131537242472">
                <text:p>5.071315372424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23cm" svg:y="0.316cm" chart:style-name="ch2">
          <text:p>Производительность одного процессора</text:p>
        </chart:title>
        <chart:plot-area chart:style-name="ch3" table:cell-range-address="tab_modern_PIC.V9:tab_modern_PIC.V9 tab_modern_PIC.V14:tab_modern_PIC.V14 tab_modern_PIC.V16:tab_modern_PIC.V16 tab_modern_PIC.V18:tab_modern_PIC.V18 tab_modern_PIC.Y9:tab_modern_PIC.Y9 tab_modern_PIC.Y14:tab_modern_PIC.Y14 tab_modern_PIC.Y16:tab_modern_PIC.Y16 tab_modern_PIC.Y18:tab_modern_PIC.Y18" chart:data-source-has-labels="column" svg:x="1.331cm" svg:y="1.275cm" svg:width="14.349cm" svg:height="7.545cm">
          <chartooo:coordinate-region svg:x="2.138cm" svg:y="1.474cm" svg:width="13.542cm" svg:height="6.699cm"/>
          <chart:axis chart:dimension="x" chart:name="primary-x" chart:style-name="ch4" chartooo:axis-type="auto">
            <chartooo:date-scale/>
            <chart:categories table:cell-range-address="tab_modern_PIC.V9:tab_modern_PIC.V9 tab_modern_PIC.V14:tab_modern_PIC.V14 tab_modern_PIC.V16:tab_modern_PIC.V16 tab_modern_PIC.V18:tab_modern_PIC.V18"/>
          </chart:axis>
          <chart:axis chart:dimension="y" chart:name="primary-y" chart:style-name="ch5">
            <chart:title svg:x="0.451cm" svg:y="5.739cm" chart:style-name="ch6">
              <text:p>GFLOPS</text:p>
            </chart:title>
            <chart:grid chart:style-name="ch7" chart:class="major"/>
          </chart:axis>
          <chart:series chart:style-name="ch8" chart:values-cell-range-address="tab_modern_PIC.Y9:tab_modern_PIC.Y9 tab_modern_PIC.Y14:tab_modern_PIC.Y14 tab_modern_PIC.Y16:tab_modern_PIC.Y16 tab_modern_PIC.Y18:tab_modern_PIC.Y18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кластер НГУ     </text:p>
                <draw:g>
                  <svg:desc>tab_modern_PIC.V9:tab_modern_PIC.V9 tab_modern_PIC.V14:tab_modern_PIC.V14 tab_modern_PIC.V16:tab_modern_PIC.V16 tab_modern_PIC.V18:tab_modern_PIC.V18</svg:desc>
                </draw:g>
              </table:table-cell>
              <table:table-cell office:value-type="float" office:value="128.437447117479">
                <text:p>128.437447117479</text:p>
                <draw:g>
                  <svg:desc>tab_modern_PIC.Y9:tab_modern_PIC.Y9 tab_modern_PIC.Y14:tab_modern_PIC.Y14 tab_modern_PIC.Y16:tab_modern_PIC.Y16 tab_modern_PIC.Y18:tab_modern_PIC.Y18</svg:desc>
                </draw:g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409.016651332213">
                <text:p>409.016651332213</text:p>
              </table:table-cell>
            </table:table-row>
            <table:table-row>
              <table:table-cell office:value-type="string">
                <text:p>"Ломоносов" </text:p>
              </table:table-cell>
              <table:table-cell office:value-type="float" office:value="233.993993993994">
                <text:p>233.993993993994</text:p>
              </table:table-cell>
            </table:table-row>
            <table:table-row>
              <table:table-cell office:value-type="string">
                <text:p>НКС-1П        </text:p>
              </table:table-cell>
              <table:table-cell office:value-type="float" office:value="8.22454657510125">
                <text:p>8.22454657510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family="'Standard Symbols L'" style:font-style-name="Regular" style:font-charset="x-symbol" fo:font-size="2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233cm" svg:height="16.74cm" xlink:href=".." xlink:type="simple" chart:class="chart:bar" chart:style-name="ch1">
        <chart:title svg:x="6.313cm" svg:y="0.469cm" chart:style-name="ch2">
          <text:p>Критерий комплексной оценки ВС</text:p>
        </chart:title>
        <chart:plot-area chart:style-name="ch3" table:cell-range-address="tab_modern_PIC.V9:tab_modern_PIC.W9 tab_modern_PIC.V14:tab_modern_PIC.W14 tab_modern_PIC.V16:tab_modern_PIC.W16 tab_modern_PIC.V18:tab_modern_PIC.W18" chart:data-source-has-labels="column" svg:x="1.663cm" svg:y="2.022cm" svg:width="22.086cm" svg:height="14.384cm">
          <chartooo:coordinate-region svg:x="3.21cm" svg:y="2.302cm" svg:width="20.539cm" svg:height="13.298cm"/>
          <chart:axis chart:dimension="x" chart:name="primary-x" chart:style-name="ch4" chartooo:axis-type="auto">
            <chartooo:date-scale/>
            <chart:categories table:cell-range-address="tab_modern_PIC.V9:tab_modern_PIC.V9 tab_modern_PIC.V14:tab_modern_PIC.V14 tab_modern_PIC.V16:tab_modern_PIC.V16 tab_modern_PIC.V18:tab_modern_PIC.V18"/>
          </chart:axis>
          <chart:axis chart:dimension="y" chart:name="primary-y" chart:style-name="ch5">
            <chart:title svg:x="0.315cm" svg:y="8.499cm" chart:style-name="ch6">
              <text:p>x</text:p>
            </chart:title>
            <chart:grid chart:style-name="ch7" chart:class="major"/>
          </chart:axis>
          <chart:series chart:style-name="ch8" chart:values-cell-range-address="tab_modern_PIC.W9:tab_modern_PIC.W9 tab_modern_PIC.W14:tab_modern_PIC.W14 tab_modern_PIC.W16:tab_modern_PIC.W16 tab_modern_PIC.W18:tab_modern_PIC.W18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кластер НГУ     </text:p>
                <draw:g>
                  <svg:desc>tab_modern_PIC.V9:tab_modern_PIC.V9 tab_modern_PIC.V14:tab_modern_PIC.V14 tab_modern_PIC.V16:tab_modern_PIC.V16 tab_modern_PIC.V18:tab_modern_PIC.V18</svg:desc>
                </draw:g>
              </table:table-cell>
              <table:table-cell office:value-type="float" office:value="0.00898816753839661">
                <text:p>0.00898816753839661</text:p>
                <draw:g>
                  <svg:desc>tab_modern_PIC.W9:tab_modern_PIC.W9 tab_modern_PIC.W14:tab_modern_PIC.W14 tab_modern_PIC.W16:tab_modern_PIC.W16 tab_modern_PIC.W18:tab_modern_PIC.W18</svg:desc>
                </draw:g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0.00794373353921644">
                <text:p>0.00794373353921644</text:p>
              </table:table-cell>
            </table:table-row>
            <table:table-row>
              <table:table-cell office:value-type="string">
                <text:p>"Ломоносов" </text:p>
              </table:table-cell>
              <table:table-cell office:value-type="float" office:value="0.0147569444444444">
                <text:p>0.0147569444444444</text:p>
              </table:table-cell>
            </table:table-row>
            <table:table-row>
              <table:table-cell office:value-type="string">
                <text:p>НКС-1П        </text:p>
              </table:table-cell>
              <table:table-cell office:value-type="float" office:value="0.0313443538647343">
                <text:p>0.03134435386473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0000" dr3d:edge-rounding="5%"/>
      <style:text-properties fo:font-size="18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tab_modern_PIC.AA2:tab_modern_PIC.AB3" chart:data-source-has-labels="column" svg:x="1.623cm" svg:y="0.18cm" svg:width="14.057cm" svg:height="8.64cm">
          <chartooo:coordinate-region svg:x="2.747cm" svg:y="0.459cm" svg:width="12.933cm" svg:height="7.555cm"/>
          <chart:axis chart:dimension="x" chart:name="primary-x" chart:style-name="ch3" chartooo:axis-type="auto">
            <chartooo:date-scale/>
            <chart:categories table:cell-range-address="tab_modern_PIC.AA2:tab_modern_PIC.AA3"/>
          </chart:axis>
          <chart:axis chart:dimension="y" chart:name="primary-y" chart:style-name="ch4">
            <chart:title svg:x="0.451cm" svg:y="5.634cm" chart:style-name="ch5">
              <text:p>GFLOPS</text:p>
            </chart:title>
            <chart:grid chart:style-name="ch6" chart:class="major"/>
          </chart:axis>
          <chart:series chart:style-name="ch7" chart:values-cell-range-address="tab_modern_PIC.AB2:tab_modern_PIC.AB3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Политехник </text:p>
                <draw:g>
                  <svg:desc>tab_modern_PIC.AA2:tab_modern_PIC.AA3</svg:desc>
                </draw:g>
              </table:table-cell>
              <table:table-cell office:value-type="float" office:value="409.02">
                <text:p>409.02</text:p>
                <draw:g>
                  <svg:desc>tab_modern_PIC.AB2:tab_modern_PIC.AB3</svg:desc>
                </draw:g>
              </table:table-cell>
            </table:table-row>
            <table:table-row>
              <table:table-cell office:value-type="string">
                <text:p>НКС-1П</text:p>
              </table:table-cell>
              <table:table-cell office:value-type="float" office:value="431.5">
                <text:p>431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